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Test Year</text:p>
          </table:table-cell>
          <table:table-cell table:style-name="ce1" office:value-type="string" calcext:value-type="string">
            <text:p>Feature Set</text:p>
          </table:table-cell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ean Squared Error</text:p>
          </table:table-cell>
          <table:table-cell table:style-name="ce5" office:value-type="string" calcext:value-type="string">
            <text:p>Explained Variance</text:p>
          </table:table-cell>
          <table:table-cell table:style-name="ce1"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8.4604956691" calcext:value-type="float">
            <text:p>98.4604956691</text:p>
          </table:table-cell>
          <table:table-cell office:value-type="float" office:value="0.229112985258" calcext:value-type="float">
            <text:p>0.22911298525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1.2804876845" calcext:value-type="float">
            <text:p>41.2804876845</text:p>
          </table:table-cell>
          <table:table-cell office:value-type="float" office:value="0.633283816914" calcext:value-type="float">
            <text:p>0.633283816914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3.5368607592" calcext:value-type="float">
            <text:p>33.5368607592</text:p>
          </table:table-cell>
          <table:table-cell office:value-type="float" office:value="0.695621279593" calcext:value-type="float">
            <text:p>0.695621279593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4.8155790581" calcext:value-type="float">
            <text:p>34.8155790581</text:p>
          </table:table-cell>
          <table:table-cell office:value-type="float" office:value="0.679299411535" calcext:value-type="float">
            <text:p>0.679299411535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3.1266847449" calcext:value-type="float">
            <text:p>33.1266847449</text:p>
          </table:table-cell>
          <table:table-cell office:value-type="float" office:value="0.697757919346" calcext:value-type="float">
            <text:p>0.697757919346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4.5056949937" calcext:value-type="float">
            <text:p>34.5056949937</text:p>
          </table:table-cell>
          <table:table-cell office:value-type="float" office:value="0.682772951849" calcext:value-type="float">
            <text:p>0.682772951849</text:p>
          </table:table-cell>
          <table:table-cell table:number-columns-repeated="1019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float" office:value="32.2835583027" calcext:value-type="float">
            <text:p>32.2835583027</text:p>
          </table:table-cell>
          <table:table-cell table:style-name="ce3" office:value-type="float" office:value="0.704979689854" calcext:value-type="float">
            <text:p>0.704979689854</text:p>
          </table:table-cell>
          <table:table-cell table:style-name="ce3"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4.8737253918" calcext:value-type="float">
            <text:p>34.8737253918</text:p>
          </table:table-cell>
          <table:table-cell office:value-type="float" office:value="0.678174227738" calcext:value-type="float">
            <text:p>0.67817422773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3.3003638183" calcext:value-type="float">
            <text:p>33.3003638183</text:p>
          </table:table-cell>
          <table:table-cell office:value-type="float" office:value="0.696249316817" calcext:value-type="float">
            <text:p>0.696249316817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5.0030779207" calcext:value-type="float">
            <text:p>95.0030779207</text:p>
          </table:table-cell>
          <table:table-cell office:value-type="float" office:value="0.436756427391" calcext:value-type="float">
            <text:p>0.436756427391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2.7942765797" calcext:value-type="float">
            <text:p>42.7942765797</text:p>
          </table:table-cell>
          <table:table-cell office:value-type="float" office:value="0.746434499839" calcext:value-type="float">
            <text:p>0.746434499839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3.3948788507" calcext:value-type="float">
            <text:p>43.3948788507</text:p>
          </table:table-cell>
          <table:table-cell office:value-type="float" office:value="0.742760015333" calcext:value-type="float">
            <text:p>0.742760015333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9.1608014843" calcext:value-type="float">
            <text:p>39.1608014843</text:p>
          </table:table-cell>
          <table:table-cell office:value-type="float" office:value="0.768258707726" calcext:value-type="float">
            <text:p>0.768258707726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41.721972146" calcext:value-type="float">
            <text:p>41.721972146</text:p>
          </table:table-cell>
          <table:table-cell office:value-type="float" office:value="0.752811118025" calcext:value-type="float">
            <text:p>0.752811118025</text:p>
          </table:table-cell>
          <table:table-cell table:number-columns-repeated="1019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Linear Regression</text:p>
          </table:table-cell>
          <table:table-cell table:style-name="ce3" office:value-type="float" office:value="39.0211696039" calcext:value-type="float">
            <text:p>39.0211696039</text:p>
          </table:table-cell>
          <table:table-cell table:style-name="ce3" office:value-type="float" office:value="0.769081256312" calcext:value-type="float">
            <text:p>0.769081256312</text:p>
          </table:table-cell>
          <table:table-cell table:style-name="ce3"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2.8388839517" calcext:value-type="float">
            <text:p>42.8388839517</text:p>
          </table:table-cell>
          <table:table-cell office:value-type="float" office:value="0.746215849224" calcext:value-type="float">
            <text:p>0.74621584922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40.5932706377" calcext:value-type="float">
            <text:p>40.5932706377</text:p>
          </table:table-cell>
          <table:table-cell office:value-type="float" office:value="0.759743817265" calcext:value-type="float">
            <text:p>0.759743817265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43.1415317968" calcext:value-type="float">
            <text:p>43.1415317968</text:p>
          </table:table-cell>
          <table:table-cell office:value-type="float" office:value="0.744408410595" calcext:value-type="float">
            <text:p>0.744408410595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52.8757511112" calcext:value-type="float">
            <text:p>52.8757511112</text:p>
          </table:table-cell>
          <table:table-cell office:value-type="float" office:value="0.730165433366" calcext:value-type="float">
            <text:p>0.730165433366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2.3329143127" calcext:value-type="float">
            <text:p>32.3329143127</text:p>
          </table:table-cell>
          <table:table-cell office:value-type="float" office:value="0.831449375215" calcext:value-type="float">
            <text:p>0.831449375215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7.9420051925" calcext:value-type="float">
            <text:p>27.9420051925</text:p>
          </table:table-cell>
          <table:table-cell office:value-type="float" office:value="0.854192350838" calcext:value-type="float">
            <text:p>0.85419235083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5.8829161126" calcext:value-type="float">
            <text:p>25.8829161126</text:p>
          </table:table-cell>
          <table:table-cell office:value-type="float" office:value="0.864825210962" calcext:value-type="float">
            <text:p>0.864825210962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26.5902570559" calcext:value-type="float">
            <text:p>26.5902570559</text:p>
          </table:table-cell>
          <table:table-cell office:value-type="float" office:value="0.861387086381" calcext:value-type="float">
            <text:p>0.861387086381</text:p>
          </table:table-cell>
          <table:table-cell table:number-columns-repeated="1019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Linear Regression</text:p>
          </table:table-cell>
          <table:table-cell table:style-name="ce3" office:value-type="float" office:value="25.6802635136" calcext:value-type="float">
            <text:p>25.6802635136</text:p>
          </table:table-cell>
          <table:table-cell table:style-name="ce3" office:value-type="float" office:value="0.865883643033" calcext:value-type="float">
            <text:p>0.865883643033</text:p>
          </table:table-cell>
          <table:table-cell table:style-name="ce3"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26.7334449937" calcext:value-type="float">
            <text:p>26.7334449937</text:p>
          </table:table-cell>
          <table:table-cell office:value-type="float" office:value="0.860402800664" calcext:value-type="float">
            <text:p>0.86040280066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7.7259099784" calcext:value-type="float">
            <text:p>27.7259099784</text:p>
          </table:table-cell>
          <table:table-cell office:value-type="float" office:value="0.855200650374" calcext:value-type="float">
            <text:p>0.85520065037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7.7565069431" calcext:value-type="float">
            <text:p>27.7565069431</text:p>
          </table:table-cell>
          <table:table-cell office:value-type="float" office:value="0.855084676228" calcext:value-type="float">
            <text:p>0.855084676228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9.4439037926" calcext:value-type="float">
            <text:p>69.4439037926</text:p>
          </table:table-cell>
          <table:table-cell office:value-type="float" office:value="0.381455572077" calcext:value-type="float">
            <text:p>0.381455572077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23.7747612136" calcext:value-type="float">
            <text:p>23.7747612136</text:p>
          </table:table-cell>
          <table:table-cell office:value-type="float" office:value="0.766039773412" calcext:value-type="float">
            <text:p>0.7660397734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1.6231703738" calcext:value-type="float">
            <text:p>21.6231703738</text:p>
          </table:table-cell>
          <table:table-cell office:value-type="float" office:value="0.785530661278" calcext:value-type="float">
            <text:p>0.785530661278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1.7108909342" calcext:value-type="float">
            <text:p>21.7108909342</text:p>
          </table:table-cell>
          <table:table-cell office:value-type="float" office:value="0.785649540764" calcext:value-type="float">
            <text:p>0.785649540764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21.3979102313" calcext:value-type="float">
            <text:p>21.3979102313</text:p>
          </table:table-cell>
          <table:table-cell office:value-type="float" office:value="0.787466295041" calcext:value-type="float">
            <text:p>0.787466295041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21.6604146555" calcext:value-type="float">
            <text:p>21.6604146555</text:p>
          </table:table-cell>
          <table:table-cell office:value-type="float" office:value="0.786238451181" calcext:value-type="float">
            <text:p>0.786238451181</text:p>
          </table:table-cell>
          <table:table-cell table:number-columns-repeated="1019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3-Smaller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float" office:value="21.2475769615" calcext:value-type="float">
            <text:p>21.2475769615</text:p>
          </table:table-cell>
          <table:table-cell table:style-name="ce3" office:value-type="float" office:value="0.788980534627" calcext:value-type="float">
            <text:p>0.788980534627</text:p>
          </table:table-cell>
          <table:table-cell table:style-name="ce3"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2.0765945544" calcext:value-type="float">
            <text:p>22.0765945544</text:p>
          </table:table-cell>
          <table:table-cell office:value-type="float" office:value="0.78178779245" calcext:value-type="float">
            <text:p>0.78178779245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3.2648720143" calcext:value-type="float">
            <text:p>23.2648720143</text:p>
          </table:table-cell>
          <table:table-cell office:value-type="float" office:value="0.769014322312" calcext:value-type="float">
            <text:p>0.769014322312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23.171196479" calcext:value-type="float">
            <text:p>123.171196479</text:p>
          </table:table-cell>
          <table:table-cell office:value-type="float" office:value="0.281107905196" calcext:value-type="float">
            <text:p>0.281107905196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4.0874571548" calcext:value-type="float">
            <text:p>34.0874571548</text:p>
          </table:table-cell>
          <table:table-cell office:value-type="float" office:value="0.791203378619" calcext:value-type="float">
            <text:p>0.791203378619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2.7016893157" calcext:value-type="float">
            <text:p>32.7016893157</text:p>
          </table:table-cell>
          <table:table-cell office:value-type="float" office:value="0.80049353923" calcext:value-type="float">
            <text:p>0.8004935392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5.1250292602" calcext:value-type="float">
            <text:p>35.1250292602</text:p>
          </table:table-cell>
          <table:table-cell office:value-type="float" office:value="0.785060277963" calcext:value-type="float">
            <text:p>0.78506027796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2.6939660128" calcext:value-type="float">
            <text:p>32.6939660128</text:p>
          </table:table-cell>
          <table:table-cell office:value-type="float" office:value="0.800408884128" calcext:value-type="float">
            <text:p>0.8004088841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5.4501262182" calcext:value-type="float">
            <text:p>35.4501262182</text:p>
          </table:table-cell>
          <table:table-cell office:value-type="float" office:value="0.783045260215" calcext:value-type="float">
            <text:p>0.78304526021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4" office:value-type="string" calcext:value-type="string">
            <text:p>3-Smaller</text:p>
          </table:table-cell>
          <table:table-cell table:style-name="ce4" office:value-type="string" calcext:value-type="string">
            <text:p>Random Forest</text:p>
          </table:table-cell>
          <table:table-cell office:value-type="float" office:value="32.4982374911" calcext:value-type="float">
            <text:p>32.4982374911</text:p>
          </table:table-cell>
          <table:table-cell office:value-type="float" office:value="0.801506756728" calcext:value-type="float">
            <text:p>0.8015067567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7.8610566305" calcext:value-type="float">
            <text:p>37.8610566305</text:p>
          </table:table-cell>
          <table:table-cell office:value-type="float" office:value="0.768402625835" calcext:value-type="float">
            <text:p>0.768402625835</text:p>
          </table:table-cell>
          <table:table-cell table:number-columns-repeated="1019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4-Smallest</text:p>
          </table:table-cell>
          <table:table-cell table:style-name="ce3" office:value-type="string" calcext:value-type="string">
            <text:p>Random Forest</text:p>
          </table:table-cell>
          <table:table-cell table:style-name="ce3" office:value-type="float" office:value="32.108824735" calcext:value-type="float">
            <text:p>32.108824735</text:p>
          </table:table-cell>
          <table:table-cell table:style-name="ce3" office:value-type="float" office:value="0.803787480675" calcext:value-type="float">
            <text:p>0.803787480675</text:p>
          </table:table-cell>
          <table:table-cell table:style-name="ce3"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4.357582933" calcext:value-type="float">
            <text:p>64.357582933</text:p>
          </table:table-cell>
          <table:table-cell office:value-type="float" office:value="0.620222303278" calcext:value-type="float">
            <text:p>0.620222303278</text:p>
          </table:table-cell>
          <table:table-cell table:number-columns-repeated="1019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1-Full</text:p>
          </table:table-cell>
          <table:table-cell table:style-name="ce3" office:value-type="string" calcext:value-type="string">
            <text:p>Linear Regression</text:p>
          </table:table-cell>
          <table:table-cell table:style-name="ce3" office:value-type="float" office:value="44.2324174147" calcext:value-type="float">
            <text:p>44.2324174147</text:p>
          </table:table-cell>
          <table:table-cell table:style-name="ce3" office:value-type="float" office:value="0.736768379586" calcext:value-type="float">
            <text:p>0.736768379586</text:p>
          </table:table-cell>
          <table:table-cell table:style-name="ce3"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9.5273414207" calcext:value-type="float">
            <text:p>49.5273414207</text:p>
          </table:table-cell>
          <table:table-cell office:value-type="float" office:value="0.704230099892" calcext:value-type="float">
            <text:p>0.704230099892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45.1141205384" calcext:value-type="float">
            <text:p>45.1141205384</text:p>
          </table:table-cell>
          <table:table-cell office:value-type="float" office:value="0.730906801391" calcext:value-type="float">
            <text:p>0.730906801391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51.464747631" calcext:value-type="float">
            <text:p>51.464747631</text:p>
          </table:table-cell>
          <table:table-cell office:value-type="float" office:value="0.693967431339" calcext:value-type="float">
            <text:p>0.693967431339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44.9986461792" calcext:value-type="float">
            <text:p>44.9986461792</text:p>
          </table:table-cell>
          <table:table-cell office:value-type="float" office:value="0.731645514143" calcext:value-type="float">
            <text:p>0.73164551414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4" office:value-type="string" calcext:value-type="string">
            <text:p>3-Smaller</text:p>
          </table:table-cell>
          <table:table-cell table:style-name="ce4" office:value-type="string" calcext:value-type="string">
            <text:p>Random Forest</text:p>
          </table:table-cell>
          <table:table-cell office:value-type="float" office:value="46.0817846851" calcext:value-type="float">
            <text:p>46.0817846851</text:p>
          </table:table-cell>
          <table:table-cell office:value-type="float" office:value="0.72476578375" calcext:value-type="float">
            <text:p>0.72476578375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50.4197940756" calcext:value-type="float">
            <text:p>50.4197940756</text:p>
          </table:table-cell>
          <table:table-cell office:value-type="float" office:value="0.699139692174" calcext:value-type="float">
            <text:p>0.699139692174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50.0291470977" calcext:value-type="float">
            <text:p>50.0291470977</text:p>
          </table:table-cell>
          <table:table-cell office:value-type="float" office:value="0.702429401483" calcext:value-type="float">
            <text:p>0.702429401483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2:39:18.18250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9:14:28.675474954</meta:creation-date>
    <meta:generator>LibreOffice/5.3.1.2$Linux_X86_64 LibreOffice_project/30m0$Build-2</meta:generator>
    <dc:date>2018-01-11T12:34:17.665652437</dc:date>
    <meta:editing-duration>PT2H8M8S</meta:editing-duration>
    <meta:editing-cycles>26</meta:editing-cycles>
    <meta:document-statistic meta:table-count="1" meta:cell-count="269" meta:object-count="0"/>
  </office:meta>
</office:document-meta>
</file>